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bf0" officeooo:paragraph-rsid="00067bf0"/>
    </style:style>
    <style:style style:name="P2" style:family="paragraph" style:parent-style-name="Standard">
      <style:text-properties officeooo:rsid="00067bf0" officeooo:paragraph-rsid="000709b1"/>
    </style:style>
    <style:style style:name="P3" style:family="paragraph" style:parent-style-name="Standard">
      <style:paragraph-properties fo:text-align="center" style:justify-single-word="false"/>
      <style:text-properties officeooo:rsid="00067bf0" officeooo:paragraph-rsid="00067bf0"/>
    </style:style>
    <style:style style:name="P4" style:family="paragraph" style:parent-style-name="Standard">
      <style:text-properties officeooo:rsid="00067bf0" officeooo:paragraph-rsid="00086495"/>
    </style:style>
    <style:style style:name="P5" style:family="paragraph" style:parent-style-name="Standard">
      <style:text-properties officeooo:rsid="00067bf0" officeooo:paragraph-rsid="000876fb"/>
    </style:style>
    <style:style style:name="P6" style:family="paragraph" style:parent-style-name="Standard">
      <style:text-properties fo:font-weight="bold" officeooo:rsid="00067bf0" officeooo:paragraph-rsid="00067bf0" style:font-weight-asian="bold" style:font-weight-complex="bold"/>
    </style:style>
    <style:style style:name="P7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067bf0" officeooo:paragraph-rsid="00086495"/>
    </style:style>
    <style:style style:name="P8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067bf0" officeooo:paragraph-rsid="00067bf0"/>
    </style:style>
    <style:style style:name="P9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067bf0" officeooo:paragraph-rsid="00086495"/>
    </style:style>
    <style:style style:name="P10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067bf0" officeooo:paragraph-rsid="000709b1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876fb" officeooo:paragraph-rsid="000876fb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officeooo:rsid="0009a0fd" officeooo:paragraph-rsid="0009ff70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876fb" officeooo:paragraph-rsid="000876fb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67bf0" officeooo:paragraph-rsid="000876fb"/>
    </style:style>
    <style:style style:name="P1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67bf0" officeooo:paragraph-rsid="0009a0fd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67bf0" officeooo:paragraph-rsid="0009a0fd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08df65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8df65" officeooo:paragraph-rsid="0008df65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09a0fd" officeooo:paragraph-rsid="0009ff70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9a0fd" officeooo:paragraph-rsid="0009a0fd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09ff70" officeooo:paragraph-rsid="0009ff70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0d4de6" officeooo:paragraph-rsid="000d4de6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0d4de6" officeooo:paragraph-rsid="001191bf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officeooo:rsid="000d4de6" officeooo:paragraph-rsid="000d4de6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0876fb" officeooo:paragraph-rsid="0012a476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fo:font-weight="bold" officeooo:rsid="0013b364" officeooo:paragraph-rsid="0013b364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fo:font-weight="normal" officeooo:rsid="0013b364" officeooo:paragraph-rsid="0013b364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fo:font-weight="normal" officeooo:rsid="0016f97b" officeooo:paragraph-rsid="0016f97b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paragraph-rsid="0013b364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paragraph-rsid="0016f97b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paragraph-rsid="0017d9fd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paragraph-rsid="0019727b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16f97b" officeooo:paragraph-rsid="0016f97b"/>
    </style:style>
    <style:style style:name="P3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officeooo:paragraph-rsid="0016f97b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19727b" officeooo:paragraph-rsid="0019727b"/>
    </style:style>
    <style:style style:name="P3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officeooo:rsid="000876fb" officeooo:paragraph-rsid="0012a476"/>
    </style:style>
    <style:style style:name="T1" style:family="text">
      <style:text-properties officeooo:rsid="00067b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09b1"/>
    </style:style>
    <style:style style:name="T4" style:family="text">
      <style:text-properties officeooo:rsid="0009ff70"/>
    </style:style>
    <style:style style:name="T5" style:family="text">
      <style:text-properties officeooo:rsid="001191b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b364" style:font-weight-asian="normal" style:font-weight-complex="normal"/>
    </style:style>
    <style:style style:name="T8" style:family="text">
      <style:text-properties fo:font-weight="normal" officeooo:rsid="00149c31" style:font-weight-asian="normal" style:font-weight-complex="normal"/>
    </style:style>
    <style:style style:name="T9" style:family="text">
      <style:text-properties fo:font-weight="normal" officeooo:rsid="0016f97b" style:font-weight-asian="normal" style:font-weight-complex="normal"/>
    </style:style>
    <style:style style:name="T10" style:family="text">
      <style:text-properties fo:font-weight="normal" officeooo:rsid="0017d9fd" style:font-weight-asian="normal" style:font-weight-complex="normal"/>
    </style:style>
    <style:style style:name="T11" style:family="text">
      <style:text-properties fo:font-weight="normal" officeooo:rsid="0019727b" style:font-weight-asian="normal" style:font-weight-complex="normal"/>
    </style:style>
    <style:style style:name="T12" style:family="text">
      <style:text-properties officeooo:rsid="00149c3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ercise 1</text:p>
      <text:p text:style-name="P1"/>
      <text:p text:style-name="P1">(i) </text:p>
      <text:p text:style-name="P1">To show that<draw:frame draw:style-name="fr1" draw:name="Object1" text:anchor-type="as-char" svg:y="-0.1484in" svg:width="0.6165in" svg:height="0.2091in" draw:z-index="0"><draw:object xlink:href="./Object 1" xlink:type="simple" xlink:show="embed" xlink:actuate="onLoad"/><draw:image xlink:href="./ObjectReplacements/Object 1" xlink:type="simple" xlink:show="embed" xlink:actuate="onLoad"/></draw:frame>is a metric we have to show that<draw:frame draw:style-name="fr1" draw:name="Object2" text:anchor-type="as-char" svg:y="-0.1484in" svg:width="0.6165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satisfies the usual conditions for a metric:</text:p>
      <text:p text:style-name="P1"/>
      <text:p text:style-name="P1">(a)<draw:frame draw:style-name="fr1" draw:name="Object7" text:anchor-type="as-char" svg:y="-0.152in" svg:width="1.25in" svg:height="0.2134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and<draw:frame draw:style-name="fr1" draw:name="Object8" text:anchor-type="as-char" svg:y="-0.152in" svg:width="1.25in" svg:height="0.213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iff x = y</text:p>
      <text:p text:style-name="P1">(b)<draw:frame draw:style-name="fr1" draw:name="Object9" text:anchor-type="as-char" svg:y="-0.152in" svg:width="2.1134in" svg:height="0.213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(c)<draw:frame draw:style-name="fr1" draw:name="Object11" text:anchor-type="as-char" svg:y="-0.152in" svg:width="3.1382in" svg:height="0.213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for any x, y, z ∈<draw:frame draw:style-name="fr1" draw:name="Object3" text:anchor-type="as-char" svg:y="-0.1744in" svg:width="0.3453in" svg:height="0.210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text:span text:style-name="T2">Definition</text:span> of <draw:frame draw:style-name="fr1" draw:name="Object5" text:anchor-type="as-char" svg:y="-0.1484in" svg:width="0.6165in" svg:height="0.2091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:</text:p>
      <text:p text:style-name="P1">The Hamming distance<draw:frame draw:style-name="fr1" draw:name="Object6" text:anchor-type="as-char" svg:y="-0.152in" svg:width="1.0291in" svg:height="0.213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 between two vectors x, y ∈<draw:frame draw:style-name="fr1" draw:name="Object4" text:anchor-type="as-char" svg:y="-0.1744in" svg:width="0.3453in" svg:height="0.210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is the number of coefficients in which they differ.</text:p>
      <text:p text:style-name="P1"/>
      <text:p text:style-name="P3"><draw:frame draw:style-name="fr1" draw:name="Object15" text:anchor-type="as-char" svg:y="-0.2807in" svg:width="1.0291in" svg:height="0.2134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"/>
      <text:p text:style-name="P6">Proof:</text:p>
      <text:p text:style-name="P2">(a) <draw:frame draw:style-name="fr1" draw:name="Object14" text:anchor-type="as-char" svg:y="-0.152in" svg:width="1.25in" svg:height="0.2134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3">if</text:span>f x, y agree in all coordinates and this happens <text:span text:style-name="T3">iff</text:span> x = y. </text:p>
      <text:p text:style-name="P10"><draw:frame draw:style-name="fr1" draw:name="Object16" text:anchor-type="as-char" svg:y="-0.152in" svg:width="1.25in" svg:height="0.2134in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 <text:span text:style-name="T3">is given because we sum up the absolute value of x-y.</text:span></text:p>
      <text:p text:style-name="P4">(b) <text:s text:c="2"/><text:span text:style-name="T3">Because of the absolute value of x-y in the calculation of</text:span><text:span text:style-name="T3"><draw:frame draw:style-name="fr1" draw:name="Object17" text:anchor-type="as-char" svg:y="-0.152in" svg:width="1.0291in" svg:height="0.2134in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x-y = y-x gives us <text:s text:c="3"/></text:span></text:p>
      <text:p text:style-name="P4"><text:span text:style-name="T3"><text:s text:c="8"/>the same value. So</text:span><text:span text:style-name="T3"><draw:frame draw:style-name="fr1" draw:name="Object10" text:anchor-type="as-char" svg:y="-0.152in" svg:width="2.1134in" svg:height="0.2134in" draw:z-index="2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.</text:span></text:p>
      <text:p text:style-name="P1">(c)<draw:frame draw:style-name="fr1" draw:name="Object20" text:anchor-type="as-char" svg:y="-0.152in" svg:width="1.0291in" svg:height="0.2134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is equal to the minimal number of coordinate changes necessary to get</text:p>
      <text:p text:style-name="P8">from x to y. In its turn,<draw:frame draw:style-name="fr1" draw:name="Object21" text:anchor-type="as-char" svg:y="-0.152in" svg:width="1.0189in" svg:height="0.2134in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is equal to the minimal number of coordinate changes</text:p>
      <text:p text:style-name="P7">necessary to get from y to z. </text:p>
      <text:p text:style-name="P9">So<draw:frame draw:style-name="fr1" draw:name="Object23" text:anchor-type="as-char" svg:y="-0.152in" svg:width="2.078in" svg:height="0.2134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changes will get us from x to z. </text:p>
      <text:p text:style-name="P9">Hence<draw:frame draw:style-name="fr1" draw:name="Object12" text:anchor-type="as-char" svg:y="-0.152in" svg:width="3.1382in" svg:height="0.2134in" draw:z-index="29"><draw:object xlink:href="./Object 12" xlink:type="simple" xlink:show="embed" xlink:actuate="onLoad"/><draw:image xlink:href="./ObjectReplacements/Object 12" xlink:type="simple" xlink:show="embed" xlink:actuate="onLoad"/><svg:desc>formula</svg:desc></draw:frame>which is the minimal number of coordinate changes necessary to get from x to z.</text:p>
      <text:p text:style-name="P9"/>
      <text:p text:style-name="P11">Because we can show that all conditions for a metric are fulfilled<text:span text:style-name="T1"><draw:frame draw:style-name="fr1" draw:name="Object27" text:anchor-type="as-char" svg:y="-0.1484in" svg:width="0.6165in" svg:height="0.2091in" draw:z-index="15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">is a metric.</text:span></text:p>
      <text:p text:style-name="P13"/>
      <text:p text:style-name="P13">(ii)</text:p>
      <text:p text:style-name="P13">To show that<draw:frame draw:style-name="fr1" draw:name="Object28" text:anchor-type="as-char" svg:y="-0.1484in" svg:width="0.2811in" svg:height="0.2098in" draw:z-index="16"><draw:object xlink:href="./Object 28" xlink:type="simple" xlink:show="embed" xlink:actuate="onLoad"/><draw:image xlink:href="./ObjectReplacements/Object 28" xlink:type="simple" xlink:show="embed" xlink:actuate="onLoad"/><svg:desc>formula</svg:desc></draw:frame>is a metric on the power set<draw:frame draw:style-name="fr1" draw:name="Object29" text:anchor-type="as-char" svg:y="-0.172in" svg:width="0.2457in" svg:height="0.2083in" draw:z-index="17"><draw:object xlink:href="./Object 29" xlink:type="simple" xlink:show="embed" xlink:actuate="onLoad"/><draw:image xlink:href="./ObjectReplacements/Object 29" xlink:type="simple" xlink:show="embed" xlink:actuate="onLoad"/><svg:desc>formula</svg:desc></draw:frame>of U we have to <text:span text:style-name="T1">show thats</text:span><text:span text:style-name="T1"><draw:frame draw:style-name="fr1" draw:name="Object30" text:anchor-type="as-char" svg:y="-0.1484in" svg:width="0.2811in" svg:height="0.2098in" draw:z-index="26"><draw:object xlink:href="./Object 30" xlink:type="simple" xlink:show="embed" xlink:actuate="onLoad"/><draw:image xlink:href="./ObjectReplacements/Object 30" xlink:type="simple" xlink:show="embed" xlink:actuate="onLoad"/><svg:desc>formula</svg:desc></draw:frame></text:span>s<text:span text:style-name="T1">atisfies the usual conditions for a metric:</text:span></text:p>
      <text:p text:style-name="P5"/>
      <text:p text:style-name="P5">(a)<draw:frame draw:style-name="fr1" draw:name="Object35" text:anchor-type="as-char" svg:y="-0.152in" svg:width="1.0098in" svg:height="0.2134in" draw:z-index="18"><draw:object xlink:href="./Object 35" xlink:type="simple" xlink:show="embed" xlink:actuate="onLoad"/><draw:image xlink:href="./ObjectReplacements/Object 35" xlink:type="simple" xlink:show="embed" xlink:actuate="onLoad"/><svg:desc>formula</svg:desc></draw:frame>and<draw:frame draw:style-name="fr1" draw:name="Object36" text:anchor-type="as-char" svg:y="-0.152in" svg:width="1.0098in" svg:height="0.2134in" draw:z-index="20"><draw:object xlink:href="./Object 36" xlink:type="simple" xlink:show="embed" xlink:actuate="onLoad"/><draw:image xlink:href="./ObjectReplacements/Object 36" xlink:type="simple" xlink:show="embed" xlink:actuate="onLoad"/><svg:desc>formula</svg:desc></draw:frame>iff<draw:frame draw:style-name="fr1" draw:name="Object42" text:anchor-type="as-char" svg:y="-0.1484in" svg:width="0.5098in" svg:height="0.2098in" draw:z-index="3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5">(b)<draw:frame draw:style-name="fr1" draw:name="Object44" text:anchor-type="as-char" svg:y="-0.152in" svg:width="1.6319in" svg:height="0.2134in" draw:z-index="21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7"><text:span text:style-name="T1">(c)</text:span><text:span text:style-name="T1"><draw:frame draw:style-name="fr1" draw:name="Object38" text:anchor-type="as-char" svg:y="-0.152in" svg:width="2.452in" svg:height="0.2134in" draw:z-index="2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">for any</text:span><text:span text:style-name="T1"><draw:frame draw:style-name="fr1" draw:name="Object33" text:anchor-type="as-char" svg:y="-0.1484in" svg:width="0.95in" svg:height="0.2098in" draw:z-index="32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4"/>
      <text:p text:style-name="P18"><text:span text:style-name="T2">Definition</text:span> of<draw:frame draw:style-name="fr1" draw:name="Object34" text:anchor-type="as-char" svg:y="-0.1484in" svg:width="0.2811in" svg:height="0.2098in" draw:z-index="23"><draw:object xlink:href="./Object 34" xlink:type="simple" xlink:show="embed" xlink:actuate="onLoad"/><draw:image xlink:href="./ObjectReplacements/Object 34" xlink:type="simple" xlink:show="embed" xlink:actuate="onLoad"/><svg:desc>formula</svg:desc></draw:frame>:</text:p>
      <text:p text:style-name="P15"><draw:frame draw:style-name="fr1" draw:name="Object39" text:anchor-type="as-char" svg:y="-0.152in" svg:width="2.8689in" svg:height="0.2134in" draw:z-index="24"><draw:object xlink:href="./Object 39" xlink:type="simple" xlink:show="embed" xlink:actuate="onLoad"/><draw:image xlink:href="./ObjectReplacements/Object 39" xlink:type="simple" xlink:show="embed" xlink:actuate="onLoad"/><svg:desc>formula</svg:desc></draw:frame>for any<draw:frame draw:style-name="fr1" draw:name="Object40" text:anchor-type="as-char" svg:y="-0.1484in" svg:width="0.7256in" svg:height="0.2098in" draw:z-index="25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6"/>
      <text:p text:style-name="P20">Proof:</text:p>
      <text:p text:style-name="P12">(a) For<text:span text:style-name="T1"><draw:frame draw:style-name="fr1" draw:name="Object45" text:anchor-type="as-char" svg:y="-0.152in" svg:width="1.0098in" svg:height="0.2134in" draw:z-index="33"><draw:object xlink:href="./Object 45" xlink:type="simple" xlink:show="embed" xlink:actuate="onLoad"/><draw:image xlink:href="./ObjectReplacements/Object 45" xlink:type="simple" xlink:show="embed" xlink:actuate="onLoad"/><svg:desc>formula</svg:desc></draw:frame></text:span>we need<draw:frame draw:style-name="fr1" draw:name="Object41" text:anchor-type="as-char" svg:y="-0.1535in" svg:width="1.9689in" svg:height="0.2138in" draw:z-index="34"><draw:object xlink:href="./Object 41" xlink:type="simple" xlink:show="embed" xlink:actuate="onLoad"/><draw:image xlink:href="./ObjectReplacements/Object 41" xlink:type="simple" xlink:show="embed" xlink:actuate="onLoad"/><svg:desc>formula</svg:desc></draw:frame>because only the union of two <text:s text:c="2"/></text:p>
      <text:p text:style-name="P19"><text:s text:c="5"/>empty sets gives us an empty set again.<draw:frame draw:style-name="fr1" draw:name="Object13" text:anchor-type="as-char" svg:y="-0.1535in" svg:width="1.5161in" svg:height="0.2138in" draw:z-index="31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4">a</text:span>nd<draw:frame draw:style-name="fr1" draw:name="Object19" text:anchor-type="as-char" svg:y="-0.1535in" svg:width="1.5161in" svg:height="0.2138in" draw:z-index="35"><draw:object xlink:href="./Object 18" xlink:type="simple" xlink:show="embed" xlink:actuate="onLoad"/><draw:image xlink:href="./ObjectReplacements/Object 18" xlink:type="simple" xlink:show="embed" xlink:actuate="onLoad"/><svg:desc>formula</svg:desc></draw:frame>.</text:p>
      <text:p text:style-name="P19"><text:s text:c="5"/><text:span text:style-name="T4">Because of</text:span><text:span text:style-name="T4"><draw:frame draw:style-name="fr1" draw:name="Object18" text:anchor-type="as-char" svg:y="-0.1484in" svg:width="1.8756in" svg:height="0.2098in" draw:z-index="3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">.</text:span><text:span text:style-name="T4"><draw:frame draw:style-name="fr1" draw:name="Object22" text:anchor-type="as-char" svg:y="-0.152in" svg:width="1.25in" svg:height="0.2134in" draw:z-index="37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">you can see easily.</text:span></text:p>
      <text:p text:style-name="P21">(b) <draw:frame draw:style-name="fr1" draw:name="Object24" text:anchor-type="as-char" svg:y="-0.152in" svg:width="5.7528in" svg:height="0.2134in" draw:z-index="3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2">(c)</text:p>
      <text:p text:style-name="P24"><text:soft-page-break/><draw:frame draw:style-name="fr1" draw:name="Object25" text:anchor-type="as-char" svg:y="-1.7772in" svg:width="4.2673in" svg:height="3.5201in" draw:z-index="3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3"/>
      <text:p text:style-name="P23"><text:span text:style-name="T5">We show in (a) that</text:span><draw:frame draw:style-name="fr1" draw:name="Object26" text:anchor-type="as-char" svg:y="-0.152in" svg:width="1.0161in" svg:height="0.2134in" draw:z-index="40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5">is true for any</text:span><text:span text:style-name="T5"><draw:frame draw:style-name="fr1" draw:name="Object31" text:anchor-type="as-char" svg:y="-0.1484in" svg:width="0.7272in" svg:height="0.2098in" draw:z-index="4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5">so if you go back the equation chain</text:span><text:span text:style-name="T5"><draw:frame draw:style-name="fr1" draw:name="Object32" text:anchor-type="as-char" svg:y="-0.152in" svg:width="2.452in" svg:height="0.2134in" draw:z-index="4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5">for any</text:span><text:span text:style-name="T5"><draw:frame draw:style-name="fr1" draw:name="Object37" text:anchor-type="as-char" svg:y="-0.1484in" svg:width="0.95in" svg:height="0.2098in" draw:z-index="43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5">is true.</text:span></text:p>
      <text:p text:style-name="P23"/>
      <text:p text:style-name="P36">Because we can show that all conditions for a metric are fulfilled<text:span text:style-name="T1"><draw:frame draw:style-name="fr1" draw:name="Object43" text:anchor-type="as-char" svg:y="-0.1484in" svg:width="0.2811in" svg:height="0.2098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"> is a metric </text:span>on the power set<draw:frame draw:style-name="fr1" draw:name="Object46" text:anchor-type="as-char" svg:y="-0.172in" svg:width="0.2457in" svg:height="0.2083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of U.</text:p>
      <text:p text:style-name="P25"/>
      <text:p text:style-name="P25"/>
      <text:p text:style-name="P26">Exercise 2</text:p>
      <text:p text:style-name="P27"/>
      <text:p text:style-name="P29"><text:span text:style-name="T7">(b) Show: A Voronoi diagram with n ≥ 3 has at most a number of vertice</text:span><text:span text:style-name="T8">s</text:span><text:span text:style-name="T7"> equal to 2n−5 and the number of its edges is at most 3n − 6.</text:span></text:p>
      <text:p text:style-name="P29"><text:span text:style-name="T7"/></text:p>
      <text:p text:style-name="P26">Proof:</text:p>
      <text:p text:style-name="P28">We want to use Euler’s formula but we need to handle the half-lines. So we add a <text:span text:style-name="T12">“vertex at infinity” </text:span>for all unbounded edges. </text:p>
      <text:p text:style-name="P28">Now we can use Euler’s formula:</text:p>
      <text:p text:style-name="P30"><text:span text:style-name="T9">Let v</text:span><text:span text:style-name="T8"> be the number of Voronoi vertices (including the vertex at infinity). </text:span><text:span text:style-name="T9">Let</text:span><text:span text:style-name="T8"> </text:span><text:span text:style-name="T9">e be the number of </text:span><text:span text:style-name="T8"><text:s/>Voronoi edges. </text:span><text:span text:style-name="T9">Let n</text:span><text:span text:style-name="T8"> </text:span><text:span text:style-name="T9">be the number of</text:span><text:span text:style-name="T8"> Voronoi faces.</text:span></text:p>
      <text:p text:style-name="P33"><text:span text:style-name="T8">N</text:span><text:span text:style-name="T6">ow</text:span></text:p>
      <text:p text:style-name="P34"><text:span text:style-name="T9">(v+1)</text:span><text:span text:style-name="T8"> − </text:span><text:span text:style-name="T9">e</text:span><text:span text:style-name="T8"> + </text:span><text:span text:style-name="T10">n</text:span><text:span text:style-name="T8"> = 2</text:span></text:p>
      <text:p text:style-name="P34"><text:span text:style-name="T8"/></text:p>
      <text:p text:style-name="P31"><text:span text:style-name="T8">T</text:span><text:span text:style-name="T9">he sum of vertex degrees is 2e. Since each vertex has degree at least 3, </text:span><text:span text:style-name="T10">we have </text:span><text:span text:style-name="T8">2</text:span><text:span text:style-name="T10">e</text:span><text:span text:style-name="T8"> ≥ 3</text:span><text:span text:style-name="T10">(v+1)</text:span><text:span text:style-name="T8">, <text:s/>which gives </text:span><text:span text:style-name="T10">a)</text:span><text:span text:style-name="T8"><draw:frame draw:style-name="fr2" draw:name="Object47" text:anchor-type="as-char" svg:y="-0.2437in" svg:width="0.7457in" svg:height="0.3929in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10">or b) </text:span><text:span text:style-name="T10"><draw:frame draw:style-name="fr2" draw:name="Object49" text:anchor-type="as-char" svg:y="-0.2445in" svg:width="0.8425in" svg:height="0.3937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0">.</text:span></text:p>
      <text:p text:style-name="P31"><text:span text:style-name="T8">Plugging </text:span><text:span text:style-name="T11">a)</text:span><text:span text:style-name="T8"> into Euler’s formula, we get</text:span><text:span text:style-name="T8"><draw:frame draw:style-name="fr2" draw:name="Object48" text:anchor-type="as-char" svg:y="-0.2445in" svg:width="2.0602in" svg:height="0.3937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<text:p text:style-name="P32"><text:span text:style-name="T8">Plugging </text:span><text:span text:style-name="T11">b)</text:span><text:span text:style-name="T8"> into Euler’s formula, we get</text:span><text:span text:style-name="T8"><draw:frame draw:style-name="fr2" draw:name="Object50" text:anchor-type="as-char" svg:y="-0.2445in" svg:width="2.7035in" svg:height="0.3937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3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3:47:28.935796099</meta:creation-date>
    <dc:date>2017-12-03T17:47:01.494317987</dc:date>
    <meta:editing-duration>PT10M24S</meta:editing-duration>
    <meta:editing-cycles>3</meta:editing-cycles>
    <meta:generator>LibreOffice/5.1.6.2$Linux_X86_64 LibreOffice_project/10m0$Build-2</meta:generator>
    <meta:document-statistic meta:table-count="0" meta:image-count="0" meta:object-count="50" meta:page-count="2" meta:paragraph-count="47" meta:word-count="399" meta:character-count="2027" meta:non-whitespace-character-count="1637"/>
  </office:meta>
</office:document-meta>
</file>

<file path=Object 1/content.xml><?xml version="1.0" encoding="utf-8"?>
<math xmlns="http://www.w3.org/1998/Math/MathML" display="block">
  <semantics>
    <msub>
      <mi>D</mi>
      <mi mathvariant="italic">Hamming</mi>
    </msub>
    <annotation encoding="StarMath 5.0">D_Hamming</annotation>
  </semantics>
</math>
</file>

<file path=Object 10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ub>
          <mi>D</mi>
          <mi mathvariant="italic">Hamming</mi>
        </msub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D_Hamming(x, y)=D_Hamming(y, x)</annotation>
  </semantics>
</math>
</file>

<file path=Object 11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≤</mo>
        <msub>
          <mi>D</mi>
          <mi mathvariant="italic">Hamming</mi>
        </msub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sub>
          <mi>D</mi>
          <mi mathvariant="italic">Hamming</mi>
        </msub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D_Hamming(x, z)&lt;=D_Hamming(x, y)+D_Hamming(y, z)</annotation>
  </semantics>
</math>
</file>

<file path=Object 12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≤</mo>
        <msub>
          <mi>D</mi>
          <mi mathvariant="italic">Hamming</mi>
        </msub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sub>
          <mi>D</mi>
          <mi mathvariant="italic">Hamming</mi>
        </msub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D_Hamming(x, z)&lt;=D_Hamming(x, y)+D_Hamming(y, z)</annotation>
  </semantics>
</math>
</file>

<file path=Object 13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  <mo stretchy="false">=</mo>
        <mi mathvariant="normal">∅</mi>
      </mrow>
      <mi mathvariant="italic">iff</mi>
      <mrow>
        <msub>
          <mi>S</mi>
          <mn>1</mn>
        </msub>
        <mo stretchy="false">⊆</mo>
        <msub>
          <mi>S</mi>
          <mn>2</mn>
        </msub>
      </mrow>
    </mrow>
    <annotation encoding="StarMath 5.0">( S_1 setminus S_2 )= emptyset iff S_1 subseteq S_2</annotation>
  </semantics>
</math>
</file>

<file path=Object 14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_Hamming(x, y) = 0</annotation>
  </semantics>
</math>
</file>

<file path=Object 15/content.xml><?xml version="1.0" encoding="utf-8"?>
<math xmlns="http://www.w3.org/1998/Math/MathML" display="block">
  <semantics>
    <mrow>
      <msub>
        <mi>D</mi>
        <mi mathvariant="italic">Hamming</mi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D_Hamming(x, y)</annotation>
  </semantics>
</math>
</file>

<file path=Object 16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≥</mo>
        <mn>0</mn>
      </mrow>
    </mrow>
    <annotation encoding="StarMath 5.0">D_Hamming(x, y) &gt;= 0</annotation>
  </semantics>
</math>
</file>

<file path=Object 17/content.xml><?xml version="1.0" encoding="utf-8"?>
<math xmlns="http://www.w3.org/1998/Math/MathML" display="block">
  <semantics>
    <mrow>
      <msub>
        <mi>D</mi>
        <mi mathvariant="italic">Hamming</mi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D_Hamming(x, y)</annotation>
  </semantics>
</math>
</file>

<file path=Object 18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n>2</mn>
              </msub>
              <mo stretchy="false">∖</mo>
              <msub>
                <mi>S</mi>
                <mn>1</mn>
              </msub>
            </mrow>
          </mrow>
          <mo fence="true" stretchy="false">)</mo>
        </mrow>
        <mo stretchy="false">=</mo>
        <mi mathvariant="normal">∅</mi>
      </mrow>
      <mi mathvariant="italic">iff</mi>
      <mrow>
        <msub>
          <mi>S</mi>
          <mn>2</mn>
        </msub>
        <mo stretchy="false">⊆</mo>
        <msub>
          <mi>S</mi>
          <mn>1</mn>
        </msub>
      </mrow>
    </mrow>
    <annotation encoding="StarMath 5.0">( S_2 setminus S_1 )= emptyset iff S_2 subseteq S_1</annotation>
  </semantics>
</math>
</file>

<file path=Object 19/content.xml><?xml version="1.0" encoding="utf-8"?>
<math xmlns="http://www.w3.org/1998/Math/MathML" display="block">
  <semantics>
    <mrow>
      <msub>
        <mi>S</mi>
        <mn>1</mn>
      </msub>
      <mi>,</mi>
      <msub>
        <mi>S</mi>
        <mn>2</mn>
      </msub>
      <mi>,</mi>
      <mrow>
        <msub>
          <mi>S</mi>
          <mn>3</mn>
        </msub>
        <mo stretchy="false">⊆</mo>
        <mi>U</mi>
      </mrow>
    </mrow>
    <annotation encoding="StarMath 5.0">S_1 , S_2 , S_3 subseteq U</annotation>
  </semantics>
</math>
</file>

<file path=Object 2/content.xml><?xml version="1.0" encoding="utf-8"?>
<math xmlns="http://www.w3.org/1998/Math/MathML" display="block">
  <semantics>
    <msub>
      <mi>D</mi>
      <mi mathvariant="italic">Hamming</mi>
    </msub>
    <annotation encoding="StarMath 5.0">D_Hamming</annotation>
  </semantics>
</math>
</file>

<file path=Object 20/content.xml><?xml version="1.0" encoding="utf-8"?>
<math xmlns="http://www.w3.org/1998/Math/MathML" display="block">
  <semantics>
    <mrow>
      <msub>
        <mi>D</mi>
        <mi mathvariant="italic">Hamming</mi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D_Hamming(x, y)</annotation>
  </semantics>
</math>
</file>

<file path=Object 21/content.xml><?xml version="1.0" encoding="utf-8"?>
<math xmlns="http://www.w3.org/1998/Math/MathML" display="block">
  <semantics>
    <mrow>
      <msub>
        <mi>D</mi>
        <mi mathvariant="italic">Hamming</mi>
      </msub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D_Hamming(y, z)</annotation>
  </semantics>
</math>
</file>

<file path=Object 22/content.xml><?xml version="1.0" encoding="utf-8"?>
<math xmlns="http://www.w3.org/1998/Math/MathML" display="block">
  <semantics>
    <mrow>
      <mrow>
        <msub>
          <mi>S</mi>
          <mn>1</mn>
        </msub>
        <mo stretchy="false">⊆</mo>
        <msub>
          <mi>S</mi>
          <mn>2</mn>
        </msub>
      </mrow>
      <mtext>and</mtext>
      <mrow>
        <msub>
          <mi>S</mi>
          <mn>2</mn>
        </msub>
        <mo stretchy="false">⊆</mo>
        <msub>
          <mi>S</mi>
          <mn>1</mn>
        </msub>
      </mrow>
      <mtext>=&gt;</mtext>
      <mrow>
        <msub>
          <mi>S</mi>
          <mn>1</mn>
        </msub>
        <mo stretchy="false">=</mo>
        <msub>
          <mi>S</mi>
          <mn>2</mn>
        </msub>
      </mrow>
    </mrow>
    <annotation encoding="StarMath 5.0">S_1 subseteq S_2 "and" S_2 subseteq S_1 "=&gt;" S_1 = S_2</annotation>
  </semantics>
</math>
</file>

<file path=Object 23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sub>
          <mi>D</mi>
          <mi mathvariant="italic">Hamming</mi>
        </msub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D_Hamming(x, y)+D_Hamming(y, z)</annotation>
  </semantics>
</math>
</file>

<file path=Object 24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≥</mo>
        <mn>0</mn>
      </mrow>
    </mrow>
    <annotation encoding="StarMath 5.0">D_Hamming(x, y) &gt;= 0</annotation>
  </semantics>
</math>
</file>

<file path=Object 25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text>|</mtext>
      </mrow>
      <msub>
        <mi>S</mi>
        <mn>1</mn>
      </msub>
      <mi>∆</mi>
      <msub>
        <mi>S</mi>
        <mn>2</mn>
      </msub>
      <mrow>
        <mtext>|</mtext>
        <mo stretchy="false">=</mo>
        <mtext>|</mtext>
      </mrow>
      <mrow>
        <mrow>
          <mrow>
            <mo fence="true" stretchy="false">(</mo>
            <mrow>
              <mrow>
                <msub>
                  <mi>S</mi>
                  <mn>1</mn>
                </msub>
                <mo stretchy="false">∖</mo>
                <msub>
                  <mi>S</mi>
                  <mn>2</mn>
                </msub>
              </mrow>
            </mrow>
            <mo fence="true" stretchy="false">)</mo>
          </mrow>
          <mo stretchy="false">∪</mo>
          <mrow>
            <mo fence="true" stretchy="false">(</mo>
            <mrow>
              <mrow>
                <msub>
                  <mi>S</mi>
                  <mn>2</mn>
                </msub>
                <mo stretchy="false">∖</mo>
                <msub>
                  <mi>S</mi>
                  <mn>1</mn>
                </msub>
              </mrow>
            </mrow>
            <mo fence="true" stretchy="false">)</mo>
          </mrow>
        </mrow>
        <mo stretchy="false">=</mo>
        <mtext>|</mtext>
      </mrow>
      <mrow>
        <mrow>
          <mo fence="true" stretchy="false">(</mo>
          <mrow>
            <mrow>
              <msub>
                <mi>S</mi>
                <mn>2</mn>
              </msub>
              <mo stretchy="false">∖</mo>
              <msub>
                <mi>S</mi>
                <mn>1</mn>
              </msub>
            </mrow>
          </mrow>
          <mo fence="true" stretchy="false">)</mo>
        </mrow>
        <mo stretchy="false">∪</mo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</mrow>
      <mrow>
        <mtext>|</mtext>
        <mo stretchy="false">=</mo>
        <mtext>|</mtext>
      </mrow>
      <msub>
        <mi>S</mi>
        <mn>2</mn>
      </msub>
      <mi>∆</mi>
      <msub>
        <mi>S</mi>
        <mn>1</mn>
      </msub>
      <mrow>
        <mtext>|</mtext>
        <mo stretchy="false">=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1</mn>
            </msub>
          </mrow>
        </mrow>
        <mo fence="true" stretchy="false">)</mo>
      </mrow>
    </mrow>
    <annotation encoding="StarMath 5.0">D_∆(S_1 , S_2) = "|"S_1∆S_2"|" = "|"( S_1 setminus S_2 ) union ( S_2 setminus S_1 ) = "|"( S_2 setminus S_1 ) union ( S_1 setminus S_2 )"|" = "|"S_2∆S_1"|" = D_∆(S_2 , S_1)</annotation>
  </semantics>
</math>
</file>

<file path=Object 26/content.xml><?xml version="1.0" encoding="utf-8"?>
<math xmlns="http://www.w3.org/1998/Math/MathML" display="block">
  <semantics>
    <mtable>
      <mtr>
        <mtd>
          <mrow>
            <msub>
              <mi>D</mi>
              <mi>∆</mi>
            </msub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,</mi>
                    <msub>
                      <mi>S</mi>
                      <mn>3</mn>
                    </msub>
                  </mrow>
                </mrow>
                <mo fence="true" stretchy="false">)</mo>
              </mrow>
              <mo stretchy="false">≤</mo>
              <msub>
                <mi>D</mi>
                <mi>∆</mi>
              </msub>
            </mrow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,</mi>
                    <msub>
                      <mi>S</mi>
                      <mn>2</mn>
                    </msub>
                  </mrow>
                </mrow>
                <mo fence="true" stretchy="false">)</mo>
              </mrow>
              <mo stretchy="false">+</mo>
              <msub>
                <mi>D</mi>
                <mi>∆</mi>
              </msub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S</mi>
                    <mn>3</mn>
                  </msub>
                </mrow>
              </mrow>
              <mo fence="true" stretchy="false">)</mo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(</mo>
              <mrow>
                <mrow>
                  <msub>
                    <mi>S</mi>
                    <mn>1</mn>
                  </msub>
                  <mi>∆</mi>
                  <msub>
                    <mi>S</mi>
                    <mn>3</mn>
                  </msub>
                </mrow>
              </mrow>
              <mo fence="true" stretchy="false">)</mo>
            </mrow>
            <mo stretchy="false">⊆</mo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∆</mi>
                    <msub>
                      <mi>S</mi>
                      <mn>2</mn>
                    </msub>
                  </mrow>
                </mrow>
                <mo fence="true" stretchy="false">)</mo>
              </mrow>
              <mo stretchy="false">∪</mo>
              <mrow>
                <mo fence="true" stretchy="false">(</mo>
                <mrow>
                  <mrow>
                    <msub>
                      <mi>S</mi>
                      <mn>2</mn>
                    </msub>
                    <mi>∆</mi>
                    <msub>
                      <mi>S</mi>
                      <mn>3</mn>
                    </msub>
                  </mrow>
                </mrow>
                <mo fence="true" stretchy="false">)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∖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∪</mo>
                  <mrow>
                    <mo fence="true" stretchy="false">(</mo>
                    <mrow>
                      <mrow>
                        <msub>
                          <mi>S</mi>
                          <mn>3</mn>
                        </msub>
                        <mo stretchy="false">∖</mo>
                        <msub>
                          <mi>S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⊆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∖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∖</mo>
                          <msub>
                            <mi>S</mi>
                            <mn>1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∪</mo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∖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sub>
                            <mi>S</mi>
                            <mn>3</mn>
                          </msub>
                          <mo stretchy="false">∖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∖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∪</mo>
                  <mrow>
                    <mo fence="true" stretchy="false">(</mo>
                    <mrow>
                      <mrow>
                        <msub>
                          <mi>S</mi>
                          <mn>3</mn>
                        </msub>
                        <mo stretchy="false">∖</mo>
                        <msub>
                          <mi>S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⊆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∪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  <mo stretchy="false">∖</mo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∩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∪</mo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∪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  <mo stretchy="false">∖</mo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∩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∪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∖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∩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⊆</mo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∪</mo>
                        <msub>
                          <mi>S</mi>
                          <mn>2</mn>
                        </msub>
                        <mo stretchy="false">∪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∖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∩</mo>
                        <msub>
                          <mi>S</mi>
                          <mn>2</mn>
                        </msub>
                        <mo stretchy="false">∩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∖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∪</mo>
                  <mrow>
                    <mo fence="true" stretchy="false">(</mo>
                    <mrow>
                      <mrow>
                        <msub>
                          <mi>S</mi>
                          <mn>3</mn>
                        </msub>
                        <mo stretchy="false">∖</mo>
                        <msub>
                          <mi>S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⊆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∖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sub>
                            <mi>S</mi>
                            <mn>3</mn>
                          </msub>
                          <mo stretchy="false">∖</mo>
                          <msub>
                            <mi>S</mi>
                            <mn>1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∪</mo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∖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sub>
                            <mi>S</mi>
                            <mn>3</mn>
                          </msub>
                          <mo stretchy="false">∖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(</mo>
              <mrow>
                <mrow>
                  <msub>
                    <mi>S</mi>
                    <mn>1</mn>
                  </msub>
                  <mi>∆</mi>
                  <msub>
                    <mi>S</mi>
                    <mn>3</mn>
                  </msub>
                </mrow>
              </mrow>
              <mo fence="true" stretchy="false">)</mo>
            </mrow>
            <mo stretchy="false">⊆</mo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∆</mi>
                    <msub>
                      <mi>S</mi>
                      <mn>3</mn>
                    </msub>
                  </mrow>
                </mrow>
                <mo fence="true" stretchy="false">)</mo>
              </mrow>
              <mo stretchy="false">∪</mo>
              <mrow>
                <mo fence="true" stretchy="false">(</mo>
                <mrow>
                  <mrow>
                    <msub>
                      <mi>S</mi>
                      <mn>2</mn>
                    </msub>
                    <mi>∆</mi>
                    <msub>
                      <mi>S</mi>
                      <mn>3</mn>
                    </msub>
                  </mrow>
                </mrow>
                <mo fence="true" stretchy="false">)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sub>
              <mi>D</mi>
              <mi>∆</mi>
            </msub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,</mi>
                    <msub>
                      <mi>S</mi>
                      <mn>3</mn>
                    </msub>
                  </mrow>
                </mrow>
                <mo fence="true" stretchy="false">)</mo>
              </mrow>
              <mo stretchy="false">≤</mo>
              <msub>
                <mi>D</mi>
                <mi>∆</mi>
              </msub>
            </mrow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,</mi>
                    <msub>
                      <mi>S</mi>
                      <mn>3</mn>
                    </msub>
                  </mrow>
                </mrow>
                <mo fence="true" stretchy="false">)</mo>
              </mrow>
              <mo stretchy="false">+</mo>
              <msub>
                <mi>D</mi>
                <mi>∆</mi>
              </msub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S</mi>
                    <mn>3</mn>
                  </msub>
                </mrow>
              </mrow>
              <mo fence="true" stretchy="false">)</mo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n>0</mn>
              <mo stretchy="false">≤</mo>
              <msub>
                <mi>D</mi>
                <mi>∆</mi>
              </msub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S</mi>
                    <mn>3</mn>
                  </msub>
                </mrow>
              </mrow>
              <mo fence="true" stretchy="false">)</mo>
            </mrow>
          </mrow>
        </mtd>
      </mtr>
    </mtable>
    <annotation encoding="StarMath 5.0">{D_∆(S_1 , S_3)&lt;=D_∆(S_1 , S_2)+D_∆(S_2 , S_3)}
newline 
~{"&lt;=&gt;"}
newline 
(S_1∆S_3) subseteq (S_1∆S_2) union (S_2∆S_3)
newline 
~{"&lt;=&gt;"}
newline 
[( S_1 setminus S_3 ) union ( S_3 setminus S_1 )] subseteq [( S_1 setminus S_2 ) union ( S_2 setminus S_1 )] union [( S_2 setminus S_3 ) union ( S_3 setminus S_2 )]
newline 
~{"&lt;=&gt;"}
newline 
[( S_1 setminus S_3 ) union ( S_3 setminus S_1 )] subseteq [(S_1 union S_2) setminus (S_1 intersection S_2)] union [(S_2 union S_3) setminus (S_2 intersection S_3)]
newline 
~{"&lt;=&gt;"}
newline 
[(S_1 union S_3) setminus (S_1 intersection S_3)] subseteq [(S_1 union S_2 union S_3) setminus (S_1 intersection S_2 intersection S_3)]
newline 
~{"&lt;=&gt;"}
newline 
[( S_1 setminus S_3 ) union ( S_3 setminus S_1 )] subseteq [( S_1 setminus S_3 ) union ( S_3 setminus S_1 )] union [( S_2 setminus S_3 ) union ( S_3 setminus S_2 )]
newline 
~{"&lt;=&gt;"}
newline 
(S_1∆S_3) subseteq (S_1∆S_3) union (S_2∆S_3)
newline 
~{"&lt;=&gt;"}
newline 
{D_∆(S_1 , S_3)&lt;=D_∆(S_1 , S_3)+D_∆(S_2 , S_3)}
newline 
~{"&lt;=&gt;"}
newline
{0&lt;=D_∆(S_2 , S_3)}</annotation>
  </semantics>
</math>
</file>

<file path=Object 27/content.xml><?xml version="1.0" encoding="utf-8"?>
<math xmlns="http://www.w3.org/1998/Math/MathML" display="block">
  <semantics>
    <msub>
      <mi>D</mi>
      <mi mathvariant="italic">Hamming</mi>
    </msub>
    <annotation encoding="StarMath 5.0">D_Hamming</annotation>
  </semantics>
</math>
</file>

<file path=Object 28/content.xml><?xml version="1.0" encoding="utf-8"?>
<math xmlns="http://www.w3.org/1998/Math/MathML" display="block">
  <semantics>
    <msub>
      <mi>D</mi>
      <mi>∆</mi>
    </msub>
    <annotation encoding="StarMath 5.0">D_∆</annotation>
  </semantics>
</math>
</file>

<file path=Object 29/content.xml><?xml version="1.0" encoding="utf-8"?>
<math xmlns="http://www.w3.org/1998/Math/MathML" display="block">
  <semantics>
    <msup>
      <mn>2</mn>
      <mi>U</mi>
    </msup>
    <annotation encoding="StarMath 5.0">2^U</annotation>
  </semantics>
</math>
</file>

<file path=Object 3/content.xml><?xml version="1.0" encoding="utf-8"?>
<math xmlns="http://www.w3.org/1998/Math/MathML" display="block">
  <semantics>
    <msup>
      <mi>F</mi>
      <mrow>
        <mo fence="true" stretchy="false">(</mo>
        <mrow>
          <mi>m</mi>
        </mrow>
        <mo fence="true" stretchy="false">)</mo>
      </mrow>
    </msup>
    <annotation encoding="StarMath 5.0">F^(m)</annotation>
  </semantics>
</math>
</file>

<file path=Object 30/content.xml><?xml version="1.0" encoding="utf-8"?>
<math xmlns="http://www.w3.org/1998/Math/MathML" display="block">
  <semantics>
    <msub>
      <mi>D</mi>
      <mi>∆</mi>
    </msub>
    <annotation encoding="StarMath 5.0">D_∆</annotation>
  </semantics>
</math>
</file>

<file path=Object 31/content.xml><?xml version="1.0" encoding="utf-8"?>
<math xmlns="http://www.w3.org/1998/Math/MathML" display="block">
  <semantics>
    <mrow>
      <mrow>
        <mn>0</mn>
        <mo stretchy="false">≤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3</mn>
            </msub>
          </mrow>
        </mrow>
        <mo fence="true" stretchy="false">)</mo>
      </mrow>
    </mrow>
    <annotation encoding="StarMath 5.0">{0&lt;=D_∆(S_2 , S_3)}</annotation>
  </semantics>
</math>
</file>

<file path=Object 32/content.xml><?xml version="1.0" encoding="utf-8"?>
<math xmlns="http://www.w3.org/1998/Math/MathML" display="block">
  <semantics>
    <mrow>
      <msub>
        <mi>S</mi>
        <mn>2</mn>
      </msub>
      <mi>,</mi>
      <mrow>
        <msub>
          <mi>S</mi>
          <mn>3</mn>
        </msub>
        <mo stretchy="false">⊆</mo>
        <mi>U</mi>
      </mrow>
    </mrow>
    <annotation encoding="StarMath 5.0">S_2 , S_3 subseteq U</annotation>
  </semantics>
</math>
</file>

<file path=Object 33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3</mn>
              </msub>
            </mrow>
          </mrow>
          <mo fence="true" stretchy="false">)</mo>
        </mrow>
        <mo stretchy="false">≤</mo>
        <msub>
          <mi>D</mi>
          <mi>∆</mi>
        </msub>
      </mrow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+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3</mn>
            </msub>
          </mrow>
        </mrow>
        <mo fence="true" stretchy="false">)</mo>
      </mrow>
    </mrow>
    <annotation encoding="StarMath 5.0">D_∆(S_1 , S_3)&lt;=D_∆(S_1 , S_2)+D_∆(S_2 , S_3)</annotation>
  </semantics>
</math>
</file>

<file path=Object 34/content.xml><?xml version="1.0" encoding="utf-8"?>
<math xmlns="http://www.w3.org/1998/Math/MathML" display="block">
  <semantics>
    <msub>
      <mi>D</mi>
      <mi>∆</mi>
    </msub>
    <annotation encoding="StarMath 5.0">D_∆</annotation>
  </semantics>
</math>
</file>

<file path=Object 35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≥</mo>
        <mn>0</mn>
      </mrow>
    </mrow>
    <annotation encoding="StarMath 5.0">D_∆(S_1 , S_2) &gt;= 0</annotation>
  </semantics>
</math>
</file>

<file path=Object 36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n>0</mn>
      </mrow>
    </mrow>
    <annotation encoding="StarMath 5.0">D_∆(S_1 , S_2) = 0</annotation>
  </semantics>
</math>
</file>

<file path=Object 37/content.xml><?xml version="1.0" encoding="utf-8"?>
<math xmlns="http://www.w3.org/1998/Math/MathML" display="block">
  <semantics>
    <mrow>
      <msub>
        <mi>S</mi>
        <mn>1</mn>
      </msub>
      <mi>,</mi>
      <msub>
        <mi>S</mi>
        <mn>2</mn>
      </msub>
      <mi>,</mi>
      <mrow>
        <msub>
          <mi>S</mi>
          <mn>3</mn>
        </msub>
        <mo stretchy="false">⊆</mo>
        <mi>U</mi>
      </mrow>
    </mrow>
    <annotation encoding="StarMath 5.0">S_1 , S_2 , S_3 subseteq U</annotation>
  </semantics>
</math>
</file>

<file path=Object 38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3</mn>
              </msub>
            </mrow>
          </mrow>
          <mo fence="true" stretchy="false">)</mo>
        </mrow>
        <mo stretchy="false">≤</mo>
        <msub>
          <mi>D</mi>
          <mi>∆</mi>
        </msub>
      </mrow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+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3</mn>
            </msub>
          </mrow>
        </mrow>
        <mo fence="true" stretchy="false">)</mo>
      </mrow>
    </mrow>
    <annotation encoding="StarMath 5.0">D_∆(S_1 , S_3)&lt;=D_∆(S_1 , S_2)+D_∆(S_2 , S_3)</annotation>
  </semantics>
</math>
</file>

<file path=Object 39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text>|</mtext>
      </mrow>
      <msub>
        <mi>S</mi>
        <mn>1</mn>
      </msub>
      <mi>∆</mi>
      <msub>
        <mi>S</mi>
        <mn>2</mn>
      </msub>
      <mrow>
        <mtext>|</mtext>
        <mo stretchy="false">=</mo>
        <mtext>|</mtext>
      </mrow>
      <mrow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  <mo stretchy="false">∪</mo>
        <mrow>
          <mo fence="true" stretchy="false">(</mo>
          <mrow>
            <mrow>
              <msub>
                <mi>S</mi>
                <mn>2</mn>
              </msub>
              <mo stretchy="false">∖</mo>
              <msub>
                <mi>S</mi>
                <mn>1</mn>
              </msub>
            </mrow>
          </mrow>
          <mo fence="true" stretchy="false">)</mo>
        </mrow>
      </mrow>
      <mtext>|</mtext>
    </mrow>
    <annotation encoding="StarMath 5.0">D_∆(S_1 , S_2)="|"S_1∆S_2"|"="|"( S_1 setminus S_2 ) union ( S_2 setminus S_1 )"|"</annotation>
  </semantics>
</math>
</file>

<file path=Object 4/content.xml><?xml version="1.0" encoding="utf-8"?>
<math xmlns="http://www.w3.org/1998/Math/MathML" display="block">
  <semantics>
    <msup>
      <mi>F</mi>
      <mrow>
        <mo fence="true" stretchy="false">(</mo>
        <mrow>
          <mi>m</mi>
        </mrow>
        <mo fence="true" stretchy="false">)</mo>
      </mrow>
    </msup>
    <annotation encoding="StarMath 5.0">F^(m)</annotation>
  </semantics>
</math>
</file>

<file path=Object 40/content.xml><?xml version="1.0" encoding="utf-8"?>
<math xmlns="http://www.w3.org/1998/Math/MathML" display="block">
  <semantics>
    <mrow>
      <msub>
        <mi>S</mi>
        <mn>1</mn>
      </msub>
      <mi>,</mi>
      <mrow>
        <msub>
          <mi>S</mi>
          <mn>2</mn>
        </msub>
        <mo stretchy="false">⊆</mo>
        <mi>U</mi>
      </mrow>
    </mrow>
    <annotation encoding="StarMath 5.0">S_1 , S_2 subseteq U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  <mo stretchy="false">=</mo>
        <mi mathvariant="normal">∅</mi>
      </mrow>
      <mtext>and</mtext>
      <mrow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  <mo stretchy="false">=</mo>
        <mi mathvariant="normal">∅</mi>
      </mrow>
    </mrow>
    <annotation encoding="StarMath 5.0">( S_1 setminus S_2 )=emptyset "and" ( S_1 setminus S_2 )=emptyset</annotation>
  </semantics>
</math>
</file>

<file path=Object 42/content.xml><?xml version="1.0" encoding="utf-8"?>
<math xmlns="http://www.w3.org/1998/Math/MathML" display="block">
  <semantics>
    <mrow>
      <msub>
        <mi>S</mi>
        <mn>1</mn>
      </msub>
      <mo stretchy="false">=</mo>
      <msub>
        <mi>S</mi>
        <mn>2</mn>
      </msub>
    </mrow>
    <annotation encoding="StarMath 5.0">S_1=S_2</annotation>
  </semantics>
</math>
</file>

<file path=Object 43/content.xml><?xml version="1.0" encoding="utf-8"?>
<math xmlns="http://www.w3.org/1998/Math/MathML" display="block">
  <semantics>
    <msub>
      <mi>D</mi>
      <mi>∆</mi>
    </msub>
    <annotation encoding="StarMath 5.0">D_∆</annotation>
  </semantics>
</math>
</file>

<file path=Object 44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1</mn>
            </msub>
          </mrow>
        </mrow>
        <mo fence="true" stretchy="false">)</mo>
      </mrow>
    </mrow>
    <annotation encoding="StarMath 5.0">D_∆(S_1 , S_2)=D_∆(S_2 , S_1)</annotation>
  </semantics>
</math>
</file>

<file path=Object 45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n>0</mn>
      </mrow>
    </mrow>
    <annotation encoding="StarMath 5.0">D_∆(S_1 , S_2)=0</annotation>
  </semantics>
</math>
</file>

<file path=Object 46/content.xml><?xml version="1.0" encoding="utf-8"?>
<math xmlns="http://www.w3.org/1998/Math/MathML" display="block">
  <semantics>
    <msup>
      <mn>2</mn>
      <mi>U</mi>
    </msup>
    <annotation encoding="StarMath 5.0">2^U</annotation>
  </semantics>
</math>
</file>

<file path=Object 47/content.xml><?xml version="1.0" encoding="utf-8"?>
<math xmlns="http://www.w3.org/1998/Math/MathML" display="block">
  <semantics>
    <mrow>
      <mrow>
        <mi>v</mi>
        <mo stretchy="false">≤</mo>
        <mfrac>
          <mn>2</mn>
          <mn>3</mn>
        </mfrac>
      </mrow>
      <mrow>
        <mi>e</mi>
        <mo stretchy="false">−</mo>
        <mn>1</mn>
      </mrow>
    </mrow>
    <annotation encoding="StarMath 5.0">v &lt;= 2over3 e -1</annotation>
  </semantics>
</math>
</file>

<file path=Object 48/content.xml><?xml version="1.0" encoding="utf-8"?>
<math xmlns="http://www.w3.org/1998/Math/MathML" display="block">
  <semantics>
    <mrow>
      <mrow>
        <mn>2</mn>
        <mo stretchy="false">≤</mo>
        <mfrac>
          <mn>2</mn>
          <mn>3</mn>
        </mfrac>
      </mrow>
      <mrow>
        <mi>e</mi>
        <mo stretchy="false">−</mo>
        <mi>e</mi>
        <mo stretchy="false">+</mo>
        <mi>n</mi>
      </mrow>
      <mspace width="2em"/>
      <mtext>&lt;=&gt;</mtext>
      <mspace width="2em"/>
      <mrow>
        <mi>e</mi>
        <mo stretchy="false">≤</mo>
        <mn>3</mn>
      </mrow>
      <mrow>
        <mi>n</mi>
        <mo stretchy="false">−</mo>
        <mn>6</mn>
      </mrow>
    </mrow>
    <annotation encoding="StarMath 5.0">2 &lt;= 2over3 e - e +n ~"&lt;=&gt;"~ e &lt;= 3n-6</annotation>
  </semantics>
</math>
</file>

<file path=Object 49/content.xml><?xml version="1.0" encoding="utf-8"?>
<math xmlns="http://www.w3.org/1998/Math/MathML" display="block">
  <semantics>
    <mrow>
      <mrow>
        <mi>e</mi>
        <mo stretchy="false">≤</mo>
        <mfrac>
          <mn>3</mn>
          <mn>2</mn>
        </mfrac>
      </mrow>
      <mrow>
        <mo fence="true" stretchy="false">(</mo>
        <mrow>
          <mrow>
            <mi>v</mi>
            <mo stretchy="false">+</mo>
            <mn>1</mn>
          </mrow>
        </mrow>
        <mo fence="true" stretchy="false">)</mo>
      </mrow>
    </mrow>
    <annotation encoding="StarMath 5.0">e &lt;= 3over2 ( v+1 )</annotation>
  </semantics>
</math>
</file>

<file path=Object 5/content.xml><?xml version="1.0" encoding="utf-8"?>
<math xmlns="http://www.w3.org/1998/Math/MathML" display="block">
  <semantics>
    <msub>
      <mi>D</mi>
      <mi mathvariant="italic">Hamming</mi>
    </msub>
    <annotation encoding="StarMath 5.0">D_Hamming</annotation>
  </semantics>
</math>
</file>

<file path=Object 50/content.xml><?xml version="1.0" encoding="utf-8"?>
<math xmlns="http://www.w3.org/1998/Math/MathML" display="block">
  <semantics>
    <mrow>
      <mrow>
        <mn>2</mn>
        <mo stretchy="false">≤</mo>
        <mrow>
          <mrow>
            <mo fence="true" stretchy="false">(</mo>
            <mrow>
              <mrow>
                <mi>v</mi>
                <mo stretchy="false">+</mo>
                <mn>1</mn>
              </mrow>
            </mrow>
            <mo fence="true" stretchy="false">)</mo>
          </mrow>
          <mo stretchy="false">−</mo>
          <mfrac>
            <mn>3</mn>
            <mn>2</mn>
          </mfrac>
        </mrow>
      </mrow>
      <mrow>
        <mrow>
          <mo fence="true" stretchy="false">(</mo>
          <mrow>
            <mrow>
              <mi>v</mi>
              <mo stretchy="false">+</mo>
              <mn>1</mn>
            </mrow>
          </mrow>
          <mo fence="true" stretchy="false">)</mo>
        </mrow>
        <mo stretchy="false">+</mo>
        <mi>n</mi>
      </mrow>
      <mspace width="2em"/>
      <mtext>&lt;=&gt;</mtext>
      <mspace width="2em"/>
      <mrow>
        <mi>v</mi>
        <mo stretchy="false">≤</mo>
        <mn>2</mn>
      </mrow>
      <mrow>
        <mi>n</mi>
        <mo stretchy="false">−</mo>
        <mn>5</mn>
      </mrow>
    </mrow>
    <annotation encoding="StarMath 5.0">2 &lt;= (v+1) -{3over2}(v+1)  +n ~"&lt;=&gt;"~ v &lt;= 2n-5</annotation>
  </semantics>
</math>
</file>

<file path=Object 6/content.xml><?xml version="1.0" encoding="utf-8"?>
<math xmlns="http://www.w3.org/1998/Math/MathML" display="block">
  <semantics>
    <mrow>
      <msub>
        <mi>D</mi>
        <mi mathvariant="italic">Hamming</mi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D_Hamming(x, y)</annotation>
  </semantics>
</math>
</file>

<file path=Object 7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≥</mo>
        <mn>0</mn>
      </mrow>
    </mrow>
    <annotation encoding="StarMath 5.0">D_Hamming(x, y) &gt;= 0</annotation>
  </semantics>
</math>
</file>

<file path=Object 8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_Hamming(x, y) = 0</annotation>
  </semantics>
</math>
</file>

<file path=Object 9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ub>
          <mi>D</mi>
          <mi mathvariant="italic">Hamming</mi>
        </msub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D_Hamming(x, y)=D_Hamming(y, x)</annotation>
  </semantics>
</math>
</file>